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db8f" officeooo:paragraph-rsid="0014db8f"/>
    </style:style>
    <style:style style:name="P2" style:family="paragraph" style:parent-style-name="Standard">
      <style:text-properties officeooo:rsid="0015f8da" officeooo:paragraph-rsid="0015f8da"/>
    </style:style>
    <style:style style:name="P3" style:family="paragraph" style:parent-style-name="Standard">
      <style:text-properties officeooo:rsid="0019a78b" officeooo:paragraph-rsid="0019a78b"/>
    </style:style>
    <style:style style:name="P4" style:family="paragraph" style:parent-style-name="Standard">
      <style:text-properties officeooo:rsid="0019a78b" officeooo:paragraph-rsid="0023fde4"/>
    </style:style>
    <style:style style:name="P5" style:family="paragraph" style:parent-style-name="Standard">
      <style:text-properties officeooo:rsid="0019a78b" officeooo:paragraph-rsid="002f4247"/>
    </style:style>
    <style:style style:name="P6" style:family="paragraph" style:parent-style-name="Standard">
      <style:text-properties officeooo:rsid="0019a78b" officeooo:paragraph-rsid="00330211"/>
    </style:style>
    <style:style style:name="P7" style:family="paragraph" style:parent-style-name="Standard">
      <style:text-properties officeooo:rsid="00275d40" officeooo:paragraph-rsid="0014db8f"/>
    </style:style>
    <style:style style:name="P8" style:family="paragraph" style:parent-style-name="Standard" style:list-style-name="L1">
      <style:text-properties officeooo:rsid="0015f8da" officeooo:paragraph-rsid="0030c250"/>
    </style:style>
    <style:style style:name="P9" style:family="paragraph" style:parent-style-name="Standard" style:list-style-name="L1">
      <style:text-properties officeooo:rsid="0017c6eb" officeooo:paragraph-rsid="0017c6eb"/>
    </style:style>
    <style:style style:name="P10" style:family="paragraph" style:parent-style-name="Standard" style:list-style-name="L1">
      <style:text-properties officeooo:rsid="0029cb43" officeooo:paragraph-rsid="0029cb43"/>
    </style:style>
    <style:style style:name="P11" style:family="paragraph" style:parent-style-name="Standard">
      <style:text-properties officeooo:rsid="0019a78b" officeooo:paragraph-rsid="0050bc80"/>
    </style:style>
    <style:style style:name="P12" style:family="paragraph" style:parent-style-name="Standard">
      <style:text-properties officeooo:rsid="0057958c" officeooo:paragraph-rsid="0057958c"/>
    </style:style>
    <style:style style:name="P13" style:family="paragraph" style:parent-style-name="Standard">
      <style:paragraph-properties fo:text-align="center" style:justify-single-word="false"/>
      <style:text-properties fo:font-weight="bold" officeooo:rsid="005927b2" officeooo:paragraph-rsid="005927b2" style:font-weight-asian="bold" style:font-weight-complex="bold"/>
    </style:style>
    <style:style style:name="T1" style:family="text">
      <style:text-properties officeooo:rsid="0019a78b"/>
    </style:style>
    <style:style style:name="T2" style:family="text">
      <style:text-properties officeooo:rsid="0019add9"/>
    </style:style>
    <style:style style:name="T3" style:family="text">
      <style:text-properties officeooo:rsid="002914d2"/>
    </style:style>
    <style:style style:name="T4" style:family="text">
      <style:text-properties fo:font-style="italic" officeooo:rsid="002914d2" style:font-style-asian="italic" style:font-style-complex="italic"/>
    </style:style>
    <style:style style:name="T5" style:family="text">
      <style:text-properties fo:font-style="italic" officeooo:rsid="002c114b" style:font-style-asian="italic" style:font-style-complex="italic"/>
    </style:style>
    <style:style style:name="T6" style:family="text">
      <style:text-properties fo:font-style="italic" officeooo:rsid="0039007b" style:font-style-asian="italic" style:font-style-complex="italic"/>
    </style:style>
    <style:style style:name="T7" style:family="text">
      <style:text-properties fo:font-style="italic" officeooo:rsid="0050bc80" style:font-style-asian="italic" style:font-style-complex="italic"/>
    </style:style>
    <style:style style:name="T8" style:family="text">
      <style:text-properties fo:font-style="normal" officeooo:rsid="0029cb43" style:font-style-asian="normal" style:font-style-complex="normal"/>
    </style:style>
    <style:style style:name="T9" style:family="text">
      <style:text-properties fo:font-style="normal" officeooo:rsid="0015f8da" style:font-style-asian="normal" style:font-style-complex="normal"/>
    </style:style>
    <style:style style:name="T10" style:family="text">
      <style:text-properties fo:font-style="normal" officeooo:rsid="002dc405" style:font-style-asian="normal" style:font-style-complex="normal"/>
    </style:style>
    <style:style style:name="T11" style:family="text">
      <style:text-properties fo:font-style="normal" officeooo:rsid="002e6b70" style:font-style-asian="normal" style:font-style-complex="normal"/>
    </style:style>
    <style:style style:name="T12" style:family="text">
      <style:text-properties fo:font-style="normal" officeooo:rsid="002c114b" style:font-style-asian="normal" style:font-style-complex="normal"/>
    </style:style>
    <style:style style:name="T13" style:family="text">
      <style:text-properties fo:font-style="normal" officeooo:rsid="0030c250" style:font-style-asian="normal" style:font-style-complex="normal"/>
    </style:style>
    <style:style style:name="T14" style:family="text">
      <style:text-properties fo:font-style="normal" officeooo:rsid="00330211" style:font-style-asian="normal" style:font-style-complex="normal"/>
    </style:style>
    <style:style style:name="T15" style:family="text">
      <style:text-properties fo:font-style="normal" officeooo:rsid="0035d64f" style:font-style-asian="normal" style:font-style-complex="normal"/>
    </style:style>
    <style:style style:name="T16" style:family="text">
      <style:text-properties fo:font-style="normal" officeooo:rsid="0039007b" style:font-style-asian="normal" style:font-style-complex="normal"/>
    </style:style>
    <style:style style:name="T17" style:family="text">
      <style:text-properties fo:font-style="normal" officeooo:rsid="003a00c3" style:font-style-asian="normal" style:font-style-complex="normal"/>
    </style:style>
    <style:style style:name="T18" style:family="text">
      <style:text-properties fo:font-style="normal" officeooo:rsid="003b7049" style:font-style-asian="normal" style:font-style-complex="normal"/>
    </style:style>
    <style:style style:name="T19" style:family="text">
      <style:text-properties fo:font-style="normal" officeooo:rsid="0041226b" style:font-style-asian="normal" style:font-style-complex="normal"/>
    </style:style>
    <style:style style:name="T20" style:family="text">
      <style:text-properties fo:font-style="normal" officeooo:rsid="00427e50" style:font-style-asian="normal" style:font-style-complex="normal"/>
    </style:style>
    <style:style style:name="T21" style:family="text">
      <style:text-properties fo:font-style="normal" officeooo:rsid="004a6509" style:font-style-asian="normal" style:font-style-complex="normal"/>
    </style:style>
    <style:style style:name="T22" style:family="text">
      <style:text-properties fo:font-style="normal" officeooo:rsid="004af540" style:font-style-asian="normal" style:font-style-complex="normal"/>
    </style:style>
    <style:style style:name="T23" style:family="text">
      <style:text-properties fo:font-style="normal" officeooo:rsid="004ba1b9" style:font-style-asian="normal" style:font-style-complex="normal"/>
    </style:style>
    <style:style style:name="T24" style:family="text">
      <style:text-properties fo:font-weight="bold" officeooo:rsid="0019a78b" style:font-weight-asian="bold" style:font-weight-complex="bold"/>
    </style:style>
    <style:style style:name="T25" style:family="text">
      <style:text-properties officeooo:rsid="0050bc80"/>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Gesture Recognition Using Leap Motion Project Proposal</text:p>
      <text:p text:style-name="P2"/>
      <text:p text:style-name="P4"><text:tab/>Apraxia comes from the <text:span text:style-name="T2">prefix “a” meaning “without” and the </text:span><text:s/>Greek root word “praxi<text:span text:style-name="T2">s</text:span>” which means “<text:span text:style-name="T2">action”. Apraxia is a neurological condition that is sometimes caused by the effects of a stroke. It is a condition in which the patient is unable to exercise motor control over some of their muscles. There are different kinds of apraxia, including speech apraxia, which is a speech disorder the result of neurological pathways to the mouth muscles having been damaged. The muscles are not paralyzed or damaged, what causes these disorders are neurological conditions. In the department of Experimental Psychology researchers are studying patients with post-stroke loss of motor skills including possible cases of apraxia. The diagnosis of such a condition involves researchers presenting their patients with different movement based tests and evaluating the ease and effectiveness with which the patients are able to complete these screenings. The current tools available for the researchers include a tablet app which contains a drawing interface that is used to guage a patient’s ability to replicate a geometric shaped drawing. The evaluation of this tests is based on the training and judgement of the researchers. Such methods have proven very successful in the past few years as the spread of mobile devices allows for rehabilitation exercieses to be done at home. What is needed is a more automated way of scoring and accessing the condition. </text:span></text:p>
      <text:p text:style-name="P5"><text:tab/><text:span text:style-name="T3">There have been a few projects done in 2015 under the supervision of Dr. Irina Voiculescu that also looked at different approaches to computer aided diagnosis and rehabilitation of apraxia. I will briefly discuss the main goals and outcomes of the projects in this section. </text:span></text:p>
      <text:p text:style-name="P6"><text:span text:style-name="T4"><text:tab/>“Element-wise Analysis of Free-hand Line Drawings </text:span><text:span text:style-name="T5">for Psychological Diagnosis”</text:span><text:span text:style-name="T12"> was a dessertation completed by Cihan Chen. This student project looked at d</text:span><text:span text:style-name="T8">evelop</text:span><text:span text:style-name="T12">ing</text:span><text:span text:style-name="T8"> a generic architecture capable of processing </text:span><text:span text:style-name="T12">patient </text:span><text:span text:style-name="T8">drawing</text:span><text:span text:style-name="T12">s of a target figure </text:span><text:span text:style-name="T8"><text:s/>with relatively complex structures. </text:span><text:span text:style-name="T10">As mentioned above, the department of Experimental Psychology employs a tablet application to help researchers diagonse patients with apraxia. One of the main goals of this project was to make the assessment process of such a procedure more objective by using a hybrid machine-learning and algorithmic approach. </text:span><text:span text:style-name="T14">The author outlined some good reasons as to the unfeasiblity <text:s/></text:span><text:span text:style-name="T15">of</text:span><text:span text:style-name="T14"> such a problem being viewed as a pure classification problem. Simply put, the number of classification classes would grow exponentially with respect to the number of distinct elements present in the drawings. The </text:span><text:span text:style-name="T15">approach of this project </text:span><text:span text:style-name="T14">was</text:span><text:span text:style-name="T10"> to decompse the patient’s hand drawing into symbolic elements and </text:span><text:span text:style-name="T15">then extract </text:span><text:span text:style-name="T10">line segment</text:span><text:span text:style-name="T14">s</text:span><text:span text:style-name="T10">. Then recompose the </text:span><text:span text:style-name="T15">all of the identified </text:span><text:span text:style-name="T10">elements back into the corresponding target figure and score the reconstruction success as an indication of the patient’s diagonosis score. For the specific symbols in the drawing such as a “star”, “circle”, or a “cross”, the project employed a S</text:span><text:span text:style-name="T9">upport </text:span><text:span text:style-name="T10">V</text:span><text:span text:style-name="T9">ector </text:span><text:span text:style-name="T10">M</text:span><text:span text:style-name="T9">achine </text:span><text:span text:style-name="T10">classifier to extract and label these</text:span><text:span text:style-name="T9"> </text:span><text:span text:style-name="T10">symbolic </text:span><text:span text:style-name="T9">elements of the drawings. Then line segments </text:span><text:span text:style-name="T10">were</text:span><text:span text:style-name="T9"> extracted using a dynamic algorithm. An optimization process determines the best mapping scheme </text:span><text:span text:style-name="T10">to map the detected line segments to the target figure that was being replicated by the patient</text:span><text:span text:style-name="T9">. </text:span><text:span text:style-name="T13">Much of the code developed for this project was written in MATLAB language. </text:span><text:span text:style-name="T9">The approach was tested with real human drawings and the results were </text:span><text:span text:style-name="T10">quite promising; a majority of the drawings were interpreted accurately even in situtions involving distortio</text:span><text:span text:style-name="T11">ns</text:span><text:span text:style-name="T10"> such as skewness</text:span><text:span text:style-name="T9">. </text:span><text:span text:style-name="T11">As a result of his research, the author concluded that an automated approach and an object approach to interperting and scoring patient drawings of target figures might very well be possible. </text:span></text:p>
      <text:p text:style-name="P6"><text:span text:style-name="T11"><text:tab/>“</text:span><text:span text:style-name="T6">Gesture Recognition Using Leap Motion</text:span><text:span text:style-name="T16">” </text:span><text:span text:style-name="T17">was a project undertaken by Ioannis Zifos that looked at using a Leap </text:span><text:span text:style-name="T18">Motion sensor and the Unity game development </text:span><text:span text:style-name="T19">platform</text:span><text:span text:style-name="T18"> to create a game-like environment in which the player can complete some set tasks with scoring functions evaluating the proficiency with which the tasks are completed. Such an approach is likely to be popular with patients as it serves to gamify the rehabilitation process. </text:span><text:span text:style-name="T19">Leap Motion is a</text:span><text:span text:style-name="T20">n infrared</text:span><text:span text:style-name="T19"> sensor that can be attached to one’s computer via a USB cable. It comes with its own software that allows it detect a user’s hand movements in 3D and represent them on the computer screen. It also comes with an API that is supported in multiple languages including Javascript, C#, and Python. Leap Motion also has greate integration with Unity game engine, as it provides a freely accessible Unity Assets Pack that allows one to quickly utilize commonly used assets when developing games in Unity. Unity </text:span><text:soft-page-break/><text:span text:style-name="T19">itself is a platform for developing games and it allows for the publication of the finished game across many platforms including PC and mobile platforms. </text:span><text:span text:style-name="T20">This project used the Leap Motion sensor to develop a game in Unity that can be played with real life hand gestures. </text:span><text:span text:style-name="T21">The objective of the game is to coordinate one’s static hand gestures to the “goal” hand gesture displayed in the game. </text:span><text:span text:style-name="T20">The game is scored via two scoring functions; </text:span><text:span text:style-name="T21">one that depends on the angle the bones on of the players hand make with the goal hand object the player is trying to emulate, and the other scoring function depends on the difference in position between the vectors created by the finger bones of the player vs the goal hand. Of course, because of nature of Leap Motion technology, this game requires some coordinated practice before the player is able understand how to achieve highscores in the game. The game does have different levels of difficulty to accommodate a wider spectrum of players, including patients using the game for rehabilitation. </text:span><text:span text:style-name="T22">Such personalization of parameters is very important in order to encourage patients with apraxia who may get discouraged otherwise. </text:span><text:span text:style-name="T23">The author does mention several approaches that can be taken to improve the game further. <text:s/></text:span></text:p>
      <text:p text:style-name="P11"><text:tab/>“<text:span text:style-name="T7">A System for Hand Physiotherapy Using Leap Motion</text:span><text:span text:style-name="T25">” was a dissertation by Xueying Liu that created a web based system for patients doing hand physiotherapy using a Leap Motion sensor. The project focused on extracting useful informational feedback from the device that could help to guage the patients progress. The system uses Leap Motion sensor to provide user with a 3D model of their hand and guidence on the exercises to be performed. It collects and stores the data of the user’s practice sessions. The author met with doctors from Nuffield Orthopaedic Centre to seek guidence on the appropriate types of hand exercieses that should be used in this study. The project focused on three main hand exercises for each hand that involved contracting and opening the four fingers of the hand. Since this was a web-based project, it utilized the Javascript API provided by Leap Motion to access its inner functionality. The data from the Leap Motion sensor is contained inside “frames”, which are objects storing the various kinds data accessible via Leap Motion API. The project achieved all the functional requirements set for it and did have recommendations for future work that can be carried out. </text:span></text:p>
      <text:p text:style-name="P12"><text:tab/>After reading through the papers outlined above, it is clear that more work in this area is still needed. For example for the second project which dealt with making a Unity game could be improved upon by providing a bigger selection of gestures and also providing the option for the patient to practice dynamic gestures. Each gesture itself could be broken down into a level for the game and user could progress to more and more difficult gestures involving more dynamic movements. Unity game engine is also a good choice as it allows for cross-platform publication. The GUI of the game can also be improved to provide a better experience for the user. In addition machine learning algorithms can be used to help in classifying the user’s static hand gestures. </text:p>
      <text:p text:style-name="P12"><text:tab/>The draft timetable for this project would be from May to the end of July. Most of the coding and algorithmic work should be wrapping up by the end of June. July should focus on gathering all the results and compiling them into a finished document. August would primarily focus on finalizing the writing and the code for final submission. </text:p>
      <text:p text:style-name="P3"><text:tab/></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3T21:53:14.860872487</meta:creation-date>
    <meta:generator>LibreOffice/5.1.6.2$Linux_X86_64 LibreOffice_project/10m0$Build-2</meta:generator>
    <dc:date>2017-04-24T08:42:30.177171825</dc:date>
    <meta:editing-duration>PT5H33M15S</meta:editing-duration>
    <meta:editing-cycles>40</meta:editing-cycles>
    <meta:document-statistic meta:table-count="0" meta:image-count="0" meta:object-count="0" meta:page-count="2" meta:paragraph-count="10" meta:word-count="1357" meta:character-count="8381" meta:non-whitespace-character-count="7012"/>
  </office:meta>
</office:document-meta>
</file>